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2pt" fo:font-weight="bold" officeooo:paragraph-rsid="001d0311" style:font-size-asian="12pt" style:font-weight-asian="bold" style:font-name-complex="Arial1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justify" style:justify-single-word="false"/>
      <style:text-properties officeooo:paragraph-rsid="001ab673"/>
    </style:style>
    <style:style style:name="P6" style:family="paragraph" style:parent-style-name="Standard">
      <style:paragraph-properties fo:text-align="justify" style:justify-single-word="false"/>
      <style:text-properties fo:font-size="10.5pt" officeooo:rsid="0019f0e6" officeooo:paragraph-rsid="001aef55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officeooo:rsid="0019f0e6" officeooo:paragraph-rsid="0019f0e6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rsid="001c72d9" officeooo:paragraph-rsid="001c72d9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officeooo:rsid="001d0311" officeooo:paragraph-rsid="001d0311" style:font-size-asian="10.5pt" style:font-size-complex="10.5pt"/>
    </style:style>
    <style:style style:name="P1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officeooo:paragraph-rsid="001d0311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d0311"/>
    </style:style>
    <style:style style:name="T1" style:family="text">
      <style:text-properties officeooo:rsid="00160a3d"/>
    </style:style>
    <style:style style:name="T2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75fe6"/>
    </style:style>
    <style:style style:name="T5" style:family="text">
      <style:text-properties style:text-underline-style="solid" style:text-underline-width="auto" style:text-underline-color="font-color" officeooo:rsid="00160a3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0a3d" style:font-weight-asian="normal" style:font-weight-complex="normal"/>
    </style:style>
    <style:style style:name="T8" style:family="text">
      <style:text-properties fo:font-weight="normal" officeooo:rsid="001ab673" style:font-weight-asian="normal" style:font-weight-complex="normal"/>
    </style:style>
    <style:style style:name="T9" style:family="text">
      <style:text-properties fo:font-weight="normal" officeooo:rsid="001d0311" style:font-weight-asian="normal" style:font-weight-complex="normal"/>
    </style:style>
    <style:style style:name="T10" style:family="text">
      <style:text-properties fo:font-size="10.5pt" officeooo:rsid="00160a3d" style:font-size-asian="10.5pt" style:font-size-complex="10.5pt"/>
    </style:style>
    <style:style style:name="T11" style:family="text">
      <style:text-properties fo:font-size="10.5pt" officeooo:rsid="001ab673" style:font-size-asian="10.5pt" style:font-size-complex="10.5pt"/>
    </style:style>
    <style:style style:name="T12" style:family="text">
      <style:text-properties officeooo:rsid="001c72d9"/>
    </style:style>
    <style:style style:name="T13" style:family="text">
      <style:text-properties style:font-name="Liberation Serif" fo:font-size="12pt" style:font-size-asian="12pt" style:font-name-complex="Liberation Serif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96144457592602700" text:style-name="L1">
        <text:list-header>
          <text:p text:style-name="P1"/>
          <text:p text:style-name="P3"><text:s/><text:span text:style-name="T3">COMPUTER ENGINEERING </text:span><text:span text:style-name="T4">DEPARTMENT</text:span><text:span text:style-name="T3">(</text:span><text:span text:style-name="T5">III</text:span><text:span text:style-name="T3"> SEMESTER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pan text:style-name="T2">CSP211 <text:s/></text:span>Programming Lab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/>
          <text:p text:style-name="P2"><text:span text:style-name="T6">Week: </text:span><text:span text:style-name="T9">8</text:span><text:span text:style-name="T8"><text:tab/><text:tab/>Assignmet:1</text:span><text:tab/><text:tab/><text:tab/><text:tab/><text:span text:style-name="T6"> Batch: </text:span><text:span text:style-name="T9">Tuesday</text:span></text:p>
          <text:p text:style-name="P10"><text:span text:style-name="T13">Create Function for each question. And call it using switch case.(eg: case1: Q1) .</text:span></text:p>
          <text:p text:style-name="P10"><text:span text:style-name="T13">Presentation matters. </text:span></text:p>
        </text:list-header>
      </text:list>
      <text:p text:style-name="P11"><text:span text:style-name="T13"/></text:p>
      <text:p text:style-name="P5"><text:span text:style-name="T10">1. I</text:span><text:span text:style-name="T11">mplement enqueue() function using array which will insert values in the queue.</text:span></text:p>
      <text:p text:style-name="P6">2. <text:span text:style-name="T1">Implement dequeue() function using linked list which will delete values from queue.</text:span></text:p>
      <text:p text:style-name="P7">3. <text:span text:style-name="T12">Implement Isfull() function, which will inform the user if queue is full.</text:span></text:p>
      <text:p text:style-name="P8">4. Implement Isempty() function, which will inform the user if queue is empty.</text:p>
      <text:p text:style-name="P9">5. Implement Print(), in which call of every function will be giv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5:18:49</meta:creation-date>
    <dc:date>2016-09-27T12:34:07.047563365</dc:date>
    <meta:editing-duration>PT9M3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92" meta:character-count="603" meta:non-whitespace-character-count="512"/>
  </office:meta>
</office:document-meta>
</file>